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a618b" officeooo:paragraph-rsid="001ee8b9"/>
    </style:style>
    <style:style style:name="P2" style:family="paragraph" style:parent-style-name="Standard">
      <style:paragraph-properties fo:text-align="center" style:justify-single-word="false"/>
      <style:text-properties fo:font-style="italic" officeooo:rsid="001ee8b9" officeooo:paragraph-rsid="001ee8b9" style:font-style-asian="italic" style:font-style-complex="italic"/>
    </style:style>
    <style:style style:name="T1" style:family="text">
      <style:text-properties officeooo:rsid="001e414f"/>
    </style:style>
    <style:style style:name="T2" style:family="text">
      <style:text-properties officeooo:rsid="00204edd"/>
    </style:style>
    <style:style style:name="T3" style:family="text">
      <style:text-properties officeooo:rsid="0021af55"/>
    </style:style>
    <style:style style:name="T4" style:family="text">
      <style:text-properties officeooo:rsid="0022f3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e</text:p>
      <text:p text:style-name="P1">AP US Government and Politics Period 7</text:p>
      <text:p text:style-name="P1">Mr. Bookmyer</text:p>
      <text:p text:style-name="P1">2<text:span text:style-name="T2">6 Jan. 2018 2018-01-26</text:span></text:p>
      <text:p text:style-name="Standard"/>
      <text:p text:style-name="P2">The Electoral College is Good</text:p>
      <text:p text:style-name="Standard"/>
      <text:p text:style-name="Standard"><text:tab/>The American Electoral College needs to be reformed, not destroyed. On several <text:span text:style-name="T1">occasions</text:span>, the Electoral College result diverged from the popular vote, much to the displeasure of the people. Additionally, there are several more <text:span text:style-name="T1">occasions</text:span> where the Electoral College very nearly diverged from the popular vote.</text:p>
      <text:p text:style-name="Standard"/>
      <text:p text:style-name="Standard"><text:tab/>For some reason, people take issue with this. Some political analysts call for the abolition of the Electoral College entirely, others merely call for reform. One thing both groups agree on is that the current Electoral College is problematic.</text:p>
      <text:p text:style-name="Standard"/>
      <text:p text:style-name="Standard"><text:tab/>The Electoral College is undemocratic, this is both intentional and a good thing. The Electoral College gives a voice to smaller states, who may otherwise be ignored by presidential candidates, and acts as a gatekeeper for the highest office in the land. The founding fathers believed that the general populace was literally incapable of selecting an apt president. Founder George Mason claimed that it would be equivalent to asking a blind person to differentiate colors. Because the Founders didn't trust the populace, they instituted the Electoral College in 1789.</text:p>
      <text:p text:style-name="Standard"/>
      <text:p text:style-name="Standard"><text:tab/>It didn't take too long for the Electoral College to cause controversy, in 1800 Jefferson and Burr both won the offices of President and Vice-President. Of course, each person could not occupy two offices, especially not the two highest offices of the United States. A compromise was reached, with Jefferson becoming the third President of the United States. The whole Jefferson-Burr ordeal resulted in the Twelfth Amendment to the United States' Constitution, which totally overhauled the selection of the President and Vice-President.</text:p>
      <text:p text:style-name="Standard"/>
      <text:p text:style-name="Standard"><text:tab/>Despite this, and other controversies, the Electoral College still exists largely in its original form. Every state gets a number of electors equal to its total stake in Congress, the number of House Representatives plus two Senators. The electors then vote for the President and Vice-President. In theory, anyone except a federal officeholder can be an elector, in practice this leads to political parties choosing electors. Come November, the people vote on a set of electors who have promised to vote for one particular Presidential candidate. Electors are not required to vote for their party's candidate, but face severe political repurcussions if they choose not to. Such electors are called "faithless electors", a term with serious stigma attached to it. Anybody labeled a faithless elector stands much worse chances of winning public office in the future.</text:p>
      <text:p text:style-name="Standard"/>
      <text:p text:style-name="Standard"><text:tab/>It is possible that the Electoral College fails to achieve a majority for any candidate, as has famously happened in the "Corrupt Bargain" of 1824. In such a situation, the House of Representatives votes for the President and the Senate votes for the Vice-President.</text:p>
      <text:p text:style-name="Standard"/>
      <text:p text:style-name="Standard"><text:tab/>Regardless of whether the Electoral College is a good thing or not, it has become too integral to the American political system to remove. The Electoral College can not be safely removed, and so should be appreciated, as it has many positives.</text:p>
      <text:p text:style-name="Standard"/>
      <text:p text:style-name="Standard"><text:soft-page-break/><text:tab/>The Electoral College lowers the number of parties, reducing politics to a strict binary. Because electors are allocated winner-take-all style, the only way for a third party to gain electors is to win an entire state. Voting for a third party is considered a waste of one's vote, as the third party can not <text:span text:style-name="T1">feasibly</text:span> win. The Electoral College prevents Americans from voting with their true feelings and instead voting for a major party. Other nations lack this political binary, and have more active third parties. Third parties are bad, because they allow minority groups to gain power.</text:p>
      <text:p text:style-name="Standard"/>
      <text:p text:style-name="Standard"><text:tab/>Additionally, the Electoral College allows low-population states containing a minor amount of people to gain power, which is a good thing. Not having minorities represented in Congress would be simply undemocratic.</text:p>
      <text:p text:style-name="Standard"/>
      <text:p text:style-name="Standard"><text:tab/>The final benefit of the Electoral College is that it places a heavy importance on the states, not the people. This is rooted in federalism, and the idea that the United States is less of a nation and more of a group of collaborating states. The Electoral College reinforces this idea, even if it serves a largely ceremonial purpose.</text:p>
      <text:p text:style-name="Standard"/>
      <text:p text:style-name="Standard"><text:tab/>Despite these advantages, the Electoral College does have problems.</text:p>
      <text:p text:style-name="Standard"/>
      <text:p text:style-name="Standard"><text:tab/>For one thing, the popular vote and the actual winner don't always agree. The people themselves don't actually choose their own president. This is intentional, because the Founding Fathers believed that the people were incapable of choosing an adequate leader.</text:p>
      <text:p text:style-name="Standard"/>
      <text:p text:style-name="Standard"><text:tab/>For another thing, the Electoral College devalues the votes of people in large states. Because each state gets a flat two-elector bonus from the Senate, small states get a disproportionately higher percentage boost. Massive California gets just three percent of its electors from the Senate boost, whereas tiny Rhode Island gets fully half its votes from the Senate boost. People in large states have proportionately less voting power than people in small states.</text:p>
      <text:p text:style-name="Standard"/>
      <text:p text:style-name="Standard"><text:tab/>Some people propose solving these problems by removing the Electoral College, fully 60% of voters would like to see it gone. However, this removes the benefits of the College, and introduces several disadvantages. One disadvantage is that the campaign tactic of being less bad than your opponent becomes viable. Candidates could run on the basis of being less bad, opposed to better, than their opponent. This famously happened in 1991 in Louisiana, which had such a gubernatorial election system. Voters were forced to choose between electing a corrupt politician and electing literal former Grand Wizard of the Ku Klux Klan David Duke.</text:p>
      <text:p text:style-name="Standard"/>
      <text:p text:style-name="Standard"><text:tab/>That isn't to say the College is unreformable, some reforms can work.</text:p>
      <text:p text:style-name="Standard"/>
      <text:p text:style-name="Standard"><text:tab/>For example, the elimination of faithless electors. While never actually having been a problem, this removes the possibility of an elector "going rogue" and voting for a candidate they deem to be better, instead of the one the people told them to vote for. This also makes the position solely honorary.</text:p>
      <text:p text:style-name="Standard"/>
      <text:p text:style-name="Standard"><text:tab/><text:span text:style-name="T3">Another proposed reform for the Electoral College is the elimination of the rarely-used Unit Rule in the House of Representatives. The Unit Rule states that, when the House votes for the President, every states gets one vote each. This gives small states the same weight as huge states, tiny Wyoming has the same power as New York.</text:span></text:p>
      <text:p text:style-name="Standard"><text:soft-page-break/><text:tab/><text:span text:style-name="T4">The Electoral College, with all its flaws, should be reformed, not abolished. Abolishment of the Electoral College would be extremely harm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311in" fo:margin-right="1.03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7:37:03.579357548</meta:creation-date>
    <dc:date>2018-01-26T09:16:23.952169177</dc:date>
    <meta:editing-duration>PT37M52S</meta:editing-duration>
    <meta:editing-cycles>6</meta:editing-cycles>
    <meta:generator>LibreOffice/5.4.4.2$Linux_X86_64 LibreOffice_project/40m0$Build-2</meta:generator>
    <meta:document-statistic meta:table-count="0" meta:image-count="0" meta:object-count="0" meta:page-count="3" meta:paragraph-count="23" meta:word-count="1050" meta:character-count="6558" meta:non-whitespace-character-count="5513"/>
  </office:meta>
</office:document-meta>
</file>